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4017" officeooo:paragraph-rsid="001c4017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officeooo:paragraph-rsid="001c4017"/>
    </style:style>
    <style:style style:name="P5" style:family="paragraph" style:parent-style-name="Standard">
      <style:text-properties officeooo:paragraph-rsid="001d299a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c4017" officeooo:paragraph-rsid="001e89bc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officeooo:rsid="001c4017" officeooo:paragraph-rsid="001c4017"/>
    </style:style>
    <style:style style:name="P9" style:family="paragraph" style:parent-style-name="Azione_20_sistema">
      <style:text-properties officeooo:rsid="001c4017" officeooo:paragraph-rsid="001c4017"/>
    </style:style>
    <style:style style:name="T1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forum e viene riconosciuto come <text:span text:style-name="T1">Utente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81154" text:style-name="Numerazione_20_UC">
              <text:list-item text:start-value="1">
                <text:p text:style-name="P8">L'utente apre una sezione del forum</text:p>
                <text:p text:style-name="P9"/>
              </text:list-item>
              <text:list-item>
                <text:p text:style-name="P9">Il sistema genera la pagina richiesta (include Visualizza Lista Argomenti)</text:p>
                <text:p text:style-name="P8"/>
              </text:list-item>
              <text:list-item>
                <text:p text:style-name="P8">L'utente seleziona un argomento </text:p>
                <text:p text:style-name="P9"/>
              </text:list-item>
              <text:list-item>
                <text:p text:style-name="P9">Il sistema gene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legge correttamente l'argomento richiesto</text:p>
            <text:p text:style-name="P2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6"/>
      <text:p text:style-name="P7"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4</meta:editing-cycles>
    <meta:generator>LibreOffice/3.6$Windows_x86 LibreOffice_project/da8c1e6-fd468f4-454e206-f42a4a9-143cfd</meta:generator>
    <dc:date>2012-10-22T20:57:34.02</dc:date>
    <meta:document-statistic meta:table-count="1" meta:image-count="0" meta:object-count="0" meta:page-count="1" meta:paragraph-count="19" meta:word-count="96" meta:character-count="684" meta:non-whitespace-character-count="610"/>
  </office:meta>
</office:document-meta>
</file>